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07" table:style-name="ta1">
        <table:shapes>
          <draw:frame draw:z-index="0" draw:style-name="gr1" draw:text-style-name="P1" svg:width="159.99mm" svg:height="89.99mm" svg:x="126.01mm" svg:y="1mm">
            <loext:p draw:notify-on-update-of-ranges="test207.G1:test207.G1 test207.G2:test207.G102 test207.C1:test207.C1 test207.C2:test207.C102 test207.G1:test207.G1 test207.G2:test207.G102 test207.D1:test207.D1 test207.D2:test207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2:54</text:p>
          </table:table-cell>
          <table:table-cell office:value-type="float" office:value="0.039675" calcext:value-type="float">
            <text:p>0.039675</text:p>
          </table:table-cell>
          <table:table-cell office:value-type="float" office:value="0.0194" calcext:value-type="float">
            <text:p>0.0194</text:p>
          </table:table-cell>
          <table:table-cell office:value-type="float" office:value="0" calcext:value-type="float">
            <text:p>0</text:p>
          </table:table-cell>
          <table:table-cell office:value-type="float" office:value="149124" calcext:value-type="float">
            <text:p>14912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2:55</text:p>
          </table:table-cell>
          <table:table-cell office:value-type="float" office:value="0.033862" calcext:value-type="float">
            <text:p>0.033862</text:p>
          </table:table-cell>
          <table:table-cell office:value-type="float" office:value="0.009291" calcext:value-type="float">
            <text:p>0.009291</text:p>
          </table:table-cell>
          <table:table-cell office:value-type="float" office:value="0" calcext:value-type="float">
            <text:p>0</text:p>
          </table:table-cell>
          <table:table-cell office:value-type="float" office:value="140018" calcext:value-type="float">
            <text:p>140018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2:56</text:p>
          </table:table-cell>
          <table:table-cell office:value-type="float" office:value="0.040613" calcext:value-type="float">
            <text:p>0.040613</text:p>
          </table:table-cell>
          <table:table-cell office:value-type="float" office:value="0.007886" calcext:value-type="float">
            <text:p>0.007886</text:p>
          </table:table-cell>
          <table:table-cell office:value-type="float" office:value="0" calcext:value-type="float">
            <text:p>0</text:p>
          </table:table-cell>
          <table:table-cell office:value-type="float" office:value="150531" calcext:value-type="float">
            <text:p>150531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2:57</text:p>
          </table:table-cell>
          <table:table-cell office:value-type="float" office:value="0.031122" calcext:value-type="float">
            <text:p>0.031122</text:p>
          </table:table-cell>
          <table:table-cell office:value-type="float" office:value="0.008301" calcext:value-type="float">
            <text:p>0.008301</text:p>
          </table:table-cell>
          <table:table-cell office:value-type="float" office:value="0" calcext:value-type="float">
            <text:p>0</text:p>
          </table:table-cell>
          <table:table-cell office:value-type="float" office:value="148560" calcext:value-type="float">
            <text:p>148560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2:58</text:p>
          </table:table-cell>
          <table:table-cell office:value-type="float" office:value="0.035347" calcext:value-type="float">
            <text:p>0.035347</text:p>
          </table:table-cell>
          <table:table-cell office:value-type="float" office:value="0.008138" calcext:value-type="float">
            <text:p>0.008138</text:p>
          </table:table-cell>
          <table:table-cell office:value-type="float" office:value="0" calcext:value-type="float">
            <text:p>0</text:p>
          </table:table-cell>
          <table:table-cell office:value-type="float" office:value="164093" calcext:value-type="float">
            <text:p>16409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2:59</text:p>
          </table:table-cell>
          <table:table-cell office:value-type="float" office:value="0.116465" calcext:value-type="float">
            <text:p>0.116465</text:p>
          </table:table-cell>
          <table:table-cell office:value-type="float" office:value="0.011363" calcext:value-type="float">
            <text:p>0.011363</text:p>
          </table:table-cell>
          <table:table-cell office:value-type="float" office:value="0" calcext:value-type="float">
            <text:p>0</text:p>
          </table:table-cell>
          <table:table-cell office:value-type="float" office:value="163996" calcext:value-type="float">
            <text:p>163996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00</text:p>
          </table:table-cell>
          <table:table-cell office:value-type="float" office:value="0.026421" calcext:value-type="float">
            <text:p>0.026421</text:p>
          </table:table-cell>
          <table:table-cell office:value-type="float" office:value="0.007076" calcext:value-type="float">
            <text:p>0.007076</text:p>
          </table:table-cell>
          <table:table-cell office:value-type="float" office:value="0" calcext:value-type="float">
            <text:p>0</text:p>
          </table:table-cell>
          <table:table-cell office:value-type="float" office:value="141752" calcext:value-type="float">
            <text:p>141752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01</text:p>
          </table:table-cell>
          <table:table-cell office:value-type="float" office:value="0.022315" calcext:value-type="float">
            <text:p>0.022315</text:p>
          </table:table-cell>
          <table:table-cell office:value-type="float" office:value="0.006549" calcext:value-type="float">
            <text:p>0.006549</text:p>
          </table:table-cell>
          <table:table-cell office:value-type="float" office:value="0" calcext:value-type="float">
            <text:p>0</text:p>
          </table:table-cell>
          <table:table-cell office:value-type="float" office:value="142068" calcext:value-type="float">
            <text:p>14206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02</text:p>
          </table:table-cell>
          <table:table-cell office:value-type="float" office:value="0.033762" calcext:value-type="float">
            <text:p>0.033762</text:p>
          </table:table-cell>
          <table:table-cell office:value-type="float" office:value="0.007353" calcext:value-type="float">
            <text:p>0.007353</text:p>
          </table:table-cell>
          <table:table-cell office:value-type="float" office:value="0" calcext:value-type="float">
            <text:p>0</text:p>
          </table:table-cell>
          <table:table-cell office:value-type="float" office:value="151776" calcext:value-type="float">
            <text:p>151776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03</text:p>
          </table:table-cell>
          <table:table-cell office:value-type="float" office:value="0.031934" calcext:value-type="float">
            <text:p>0.031934</text:p>
          </table:table-cell>
          <table:table-cell office:value-type="float" office:value="0.007144" calcext:value-type="float">
            <text:p>0.007144</text:p>
          </table:table-cell>
          <table:table-cell office:value-type="float" office:value="0" calcext:value-type="float">
            <text:p>0</text:p>
          </table:table-cell>
          <table:table-cell office:value-type="float" office:value="147480" calcext:value-type="float">
            <text:p>14748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04</text:p>
          </table:table-cell>
          <table:table-cell office:value-type="float" office:value="0.027452" calcext:value-type="float">
            <text:p>0.027452</text:p>
          </table:table-cell>
          <table:table-cell office:value-type="float" office:value="0.006636" calcext:value-type="float">
            <text:p>0.006636</text:p>
          </table:table-cell>
          <table:table-cell office:value-type="float" office:value="0" calcext:value-type="float">
            <text:p>0</text:p>
          </table:table-cell>
          <table:table-cell office:value-type="float" office:value="147960" calcext:value-type="float">
            <text:p>14796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05</text:p>
          </table:table-cell>
          <table:table-cell office:value-type="float" office:value="0.028413" calcext:value-type="float">
            <text:p>0.028413</text:p>
          </table:table-cell>
          <table:table-cell office:value-type="float" office:value="0.005746" calcext:value-type="float">
            <text:p>0.005746</text:p>
          </table:table-cell>
          <table:table-cell office:value-type="float" office:value="0" calcext:value-type="float">
            <text:p>0</text:p>
          </table:table-cell>
          <table:table-cell office:value-type="float" office:value="122820" calcext:value-type="float">
            <text:p>122820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06</text:p>
          </table:table-cell>
          <table:table-cell office:value-type="float" office:value="0.039958" calcext:value-type="float">
            <text:p>0.039958</text:p>
          </table:table-cell>
          <table:table-cell office:value-type="float" office:value="0.008095" calcext:value-type="float">
            <text:p>0.008095</text:p>
          </table:table-cell>
          <table:table-cell office:value-type="float" office:value="0" calcext:value-type="float">
            <text:p>0</text:p>
          </table:table-cell>
          <table:table-cell office:value-type="float" office:value="163025" calcext:value-type="float">
            <text:p>163025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07</text:p>
          </table:table-cell>
          <table:table-cell office:value-type="float" office:value="0.031991" calcext:value-type="float">
            <text:p>0.031991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0" calcext:value-type="float">
            <text:p>0</text:p>
          </table:table-cell>
          <table:table-cell office:value-type="float" office:value="149111" calcext:value-type="float">
            <text:p>14911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08</text:p>
          </table:table-cell>
          <table:table-cell office:value-type="float" office:value="0.032209" calcext:value-type="float">
            <text:p>0.032209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0" calcext:value-type="float">
            <text:p>0</text:p>
          </table:table-cell>
          <table:table-cell office:value-type="float" office:value="146365" calcext:value-type="float">
            <text:p>146365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0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0" calcext:value-type="float">
            <text:p>0</text:p>
          </table:table-cell>
          <table:table-cell office:value-type="float" office:value="151378" calcext:value-type="float">
            <text:p>15137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10</text:p>
          </table:table-cell>
          <table:table-cell office:value-type="float" office:value="0.035833" calcext:value-type="float">
            <text:p>0.035833</text:p>
          </table:table-cell>
          <table:table-cell office:value-type="float" office:value="0.007636" calcext:value-type="float">
            <text:p>0.007636</text:p>
          </table:table-cell>
          <table:table-cell office:value-type="float" office:value="0" calcext:value-type="float">
            <text:p>0</text:p>
          </table:table-cell>
          <table:table-cell office:value-type="float" office:value="147456" calcext:value-type="float">
            <text:p>147456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11</text:p>
          </table:table-cell>
          <table:table-cell office:value-type="float" office:value="0.031819" calcext:value-type="float">
            <text:p>0.031819</text:p>
          </table:table-cell>
          <table:table-cell office:value-type="float" office:value="0.007881" calcext:value-type="float">
            <text:p>0.007881</text:p>
          </table:table-cell>
          <table:table-cell office:value-type="float" office:value="0" calcext:value-type="float">
            <text:p>0</text:p>
          </table:table-cell>
          <table:table-cell office:value-type="float" office:value="164365" calcext:value-type="float">
            <text:p>164365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12</text:p>
          </table:table-cell>
          <table:table-cell office:value-type="float" office:value="0.022652" calcext:value-type="float">
            <text:p>0.022652</text:p>
          </table:table-cell>
          <table:table-cell office:value-type="float" office:value="0.006251" calcext:value-type="float">
            <text:p>0.006251</text:p>
          </table:table-cell>
          <table:table-cell office:value-type="float" office:value="0" calcext:value-type="float">
            <text:p>0</text:p>
          </table:table-cell>
          <table:table-cell office:value-type="float" office:value="142647" calcext:value-type="float">
            <text:p>142647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13</text:p>
          </table:table-cell>
          <table:table-cell office:value-type="float" office:value="0.028193" calcext:value-type="float">
            <text:p>0.028193</text:p>
          </table:table-cell>
          <table:table-cell office:value-type="float" office:value="0.006485" calcext:value-type="float">
            <text:p>0.006485</text:p>
          </table:table-cell>
          <table:table-cell office:value-type="float" office:value="0" calcext:value-type="float">
            <text:p>0</text:p>
          </table:table-cell>
          <table:table-cell office:value-type="float" office:value="148865" calcext:value-type="float">
            <text:p>14886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14</text:p>
          </table:table-cell>
          <table:table-cell office:value-type="float" office:value="0.024584" calcext:value-type="float">
            <text:p>0.024584</text:p>
          </table:table-cell>
          <table:table-cell office:value-type="float" office:value="0.006681" calcext:value-type="float">
            <text:p>0.006681</text:p>
          </table:table-cell>
          <table:table-cell office:value-type="float" office:value="0" calcext:value-type="float">
            <text:p>0</text:p>
          </table:table-cell>
          <table:table-cell office:value-type="float" office:value="140734" calcext:value-type="float">
            <text:p>14073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15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0" calcext:value-type="float">
            <text:p>0</text:p>
          </table:table-cell>
          <table:table-cell office:value-type="float" office:value="148947" calcext:value-type="float">
            <text:p>148947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16</text:p>
          </table:table-cell>
          <table:table-cell office:value-type="float" office:value="0.042087" calcext:value-type="float">
            <text:p>0.042087</text:p>
          </table:table-cell>
          <table:table-cell office:value-type="float" office:value="0.007793" calcext:value-type="float">
            <text:p>0.007793</text:p>
          </table:table-cell>
          <table:table-cell office:value-type="float" office:value="0" calcext:value-type="float">
            <text:p>0</text:p>
          </table:table-cell>
          <table:table-cell office:value-type="float" office:value="157837" calcext:value-type="float">
            <text:p>157837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17</text:p>
          </table:table-cell>
          <table:table-cell office:value-type="float" office:value="0.051591" calcext:value-type="float">
            <text:p>0.051591</text:p>
          </table:table-cell>
          <table:table-cell office:value-type="float" office:value="0.008042" calcext:value-type="float">
            <text:p>0.008042</text:p>
          </table:table-cell>
          <table:table-cell office:value-type="float" office:value="0" calcext:value-type="float">
            <text:p>0</text:p>
          </table:table-cell>
          <table:table-cell office:value-type="float" office:value="153352" calcext:value-type="float">
            <text:p>153352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18</text:p>
          </table:table-cell>
          <table:table-cell office:value-type="float" office:value="0.027752" calcext:value-type="float">
            <text:p>0.027752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0" calcext:value-type="float">
            <text:p>0</text:p>
          </table:table-cell>
          <table:table-cell office:value-type="float" office:value="139171" calcext:value-type="float">
            <text:p>139171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19</text:p>
          </table:table-cell>
          <table:table-cell office:value-type="float" office:value="0.064933" calcext:value-type="float">
            <text:p>0.064933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0" calcext:value-type="float">
            <text:p>0</text:p>
          </table:table-cell>
          <table:table-cell office:value-type="float" office:value="173880" calcext:value-type="float">
            <text:p>173880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20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019218" calcext:value-type="float">
            <text:p>0.019218</text:p>
          </table:table-cell>
          <table:table-cell office:value-type="float" office:value="0" calcext:value-type="float">
            <text:p>0</text:p>
          </table:table-cell>
          <table:table-cell office:value-type="float" office:value="196620" calcext:value-type="float">
            <text:p>196620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21</text:p>
          </table:table-cell>
          <table:table-cell office:value-type="float" office:value="0.10784" calcext:value-type="float">
            <text:p>0.10784</text:p>
          </table:table-cell>
          <table:table-cell office:value-type="float" office:value="0.011724" calcext:value-type="float">
            <text:p>0.011724</text:p>
          </table:table-cell>
          <table:table-cell office:value-type="float" office:value="0" calcext:value-type="float">
            <text:p>0</text:p>
          </table:table-cell>
          <table:table-cell office:value-type="float" office:value="153494" calcext:value-type="float">
            <text:p>15349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22</text:p>
          </table:table-cell>
          <table:table-cell office:value-type="float" office:value="0.030124" calcext:value-type="float">
            <text:p>0.030124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" calcext:value-type="float">
            <text:p>0</text:p>
          </table:table-cell>
          <table:table-cell office:value-type="float" office:value="169201" calcext:value-type="float">
            <text:p>169201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23</text:p>
          </table:table-cell>
          <table:table-cell office:value-type="float" office:value="0.034775" calcext:value-type="float">
            <text:p>0.034775</text:p>
          </table:table-cell>
          <table:table-cell office:value-type="float" office:value="0.007861" calcext:value-type="float">
            <text:p>0.007861</text:p>
          </table:table-cell>
          <table:table-cell office:value-type="float" office:value="0" calcext:value-type="float">
            <text:p>0</text:p>
          </table:table-cell>
          <table:table-cell office:value-type="float" office:value="146346" calcext:value-type="float">
            <text:p>146346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24</text:p>
          </table:table-cell>
          <table:table-cell office:value-type="float" office:value="0.031597" calcext:value-type="float">
            <text:p>0.031597</text:p>
          </table:table-cell>
          <table:table-cell office:value-type="float" office:value="0.006203" calcext:value-type="float">
            <text:p>0.006203</text:p>
          </table:table-cell>
          <table:table-cell office:value-type="float" office:value="0" calcext:value-type="float">
            <text:p>0</text:p>
          </table:table-cell>
          <table:table-cell office:value-type="float" office:value="137554" calcext:value-type="float">
            <text:p>13755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25</text:p>
          </table:table-cell>
          <table:table-cell office:value-type="float" office:value="0.028347" calcext:value-type="float">
            <text:p>0.028347</text:p>
          </table:table-cell>
          <table:table-cell office:value-type="float" office:value="0.008087" calcext:value-type="float">
            <text:p>0.008087</text:p>
          </table:table-cell>
          <table:table-cell office:value-type="float" office:value="0" calcext:value-type="float">
            <text:p>0</text:p>
          </table:table-cell>
          <table:table-cell office:value-type="float" office:value="150639" calcext:value-type="float">
            <text:p>150639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26</text:p>
          </table:table-cell>
          <table:table-cell office:value-type="float" office:value="0.050882" calcext:value-type="float">
            <text:p>0.050882</text:p>
          </table:table-cell>
          <table:table-cell office:value-type="float" office:value="0.008161" calcext:value-type="float">
            <text:p>0.008161</text:p>
          </table:table-cell>
          <table:table-cell office:value-type="float" office:value="0" calcext:value-type="float">
            <text:p>0</text:p>
          </table:table-cell>
          <table:table-cell office:value-type="float" office:value="141546" calcext:value-type="float">
            <text:p>14154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27</text:p>
          </table:table-cell>
          <table:table-cell office:value-type="float" office:value="0.068912" calcext:value-type="float">
            <text:p>0.068912</text:p>
          </table:table-cell>
          <table:table-cell office:value-type="float" office:value="0.009512" calcext:value-type="float">
            <text:p>0.009512</text:p>
          </table:table-cell>
          <table:table-cell office:value-type="float" office:value="0" calcext:value-type="float">
            <text:p>0</text:p>
          </table:table-cell>
          <table:table-cell office:value-type="float" office:value="162244" calcext:value-type="float">
            <text:p>16224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28</text:p>
          </table:table-cell>
          <table:table-cell office:value-type="float" office:value="0.032243" calcext:value-type="float">
            <text:p>0.032243</text:p>
          </table:table-cell>
          <table:table-cell office:value-type="float" office:value="0.007953" calcext:value-type="float">
            <text:p>0.007953</text:p>
          </table:table-cell>
          <table:table-cell office:value-type="float" office:value="0" calcext:value-type="float">
            <text:p>0</text:p>
          </table:table-cell>
          <table:table-cell office:value-type="float" office:value="145348" calcext:value-type="float">
            <text:p>145348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29</text:p>
          </table:table-cell>
          <table:table-cell office:value-type="float" office:value="0.045687" calcext:value-type="float">
            <text:p>0.045687</text:p>
          </table:table-cell>
          <table:table-cell office:value-type="float" office:value="0.010931" calcext:value-type="float">
            <text:p>0.010931</text:p>
          </table:table-cell>
          <table:table-cell office:value-type="float" office:value="0" calcext:value-type="float">
            <text:p>0</text:p>
          </table:table-cell>
          <table:table-cell office:value-type="float" office:value="175223" calcext:value-type="float">
            <text:p>175223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30</text:p>
          </table:table-cell>
          <table:table-cell office:value-type="float" office:value="0.062357" calcext:value-type="float">
            <text:p>0.062357</text:p>
          </table:table-cell>
          <table:table-cell office:value-type="float" office:value="0.011613" calcext:value-type="float">
            <text:p>0.011613</text:p>
          </table:table-cell>
          <table:table-cell office:value-type="float" office:value="0" calcext:value-type="float">
            <text:p>0</text:p>
          </table:table-cell>
          <table:table-cell office:value-type="float" office:value="184039" calcext:value-type="float">
            <text:p>18403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31</text:p>
          </table:table-cell>
          <table:table-cell office:value-type="float" office:value="0.077699" calcext:value-type="float">
            <text:p>0.077699</text:p>
          </table:table-cell>
          <table:table-cell office:value-type="float" office:value="0.011079" calcext:value-type="float">
            <text:p>0.011079</text:p>
          </table:table-cell>
          <table:table-cell office:value-type="float" office:value="0" calcext:value-type="float">
            <text:p>0</text:p>
          </table:table-cell>
          <table:table-cell office:value-type="float" office:value="171387" calcext:value-type="float">
            <text:p>171387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32</text:p>
          </table:table-cell>
          <table:table-cell office:value-type="float" office:value="0.086656" calcext:value-type="float">
            <text:p>0.086656</text:p>
          </table:table-cell>
          <table:table-cell office:value-type="float" office:value="0.013694" calcext:value-type="float">
            <text:p>0.013694</text:p>
          </table:table-cell>
          <table:table-cell office:value-type="float" office:value="0" calcext:value-type="float">
            <text:p>0</text:p>
          </table:table-cell>
          <table:table-cell office:value-type="float" office:value="159073" calcext:value-type="float">
            <text:p>15907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33</text:p>
          </table:table-cell>
          <table:table-cell office:value-type="float" office:value="0.078482" calcext:value-type="float">
            <text:p>0.078482</text:p>
          </table:table-cell>
          <table:table-cell office:value-type="float" office:value="0.010177" calcext:value-type="float">
            <text:p>0.010177</text:p>
          </table:table-cell>
          <table:table-cell office:value-type="float" office:value="0" calcext:value-type="float">
            <text:p>0</text:p>
          </table:table-cell>
          <table:table-cell office:value-type="float" office:value="171527" calcext:value-type="float">
            <text:p>171527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34</text:p>
          </table:table-cell>
          <table:table-cell office:value-type="float" office:value="0.029779" calcext:value-type="float">
            <text:p>0.029779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" calcext:value-type="float">
            <text:p>0</text:p>
          </table:table-cell>
          <table:table-cell office:value-type="float" office:value="156581" calcext:value-type="float">
            <text:p>15658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35</text:p>
          </table:table-cell>
          <table:table-cell office:value-type="float" office:value="0.045048" calcext:value-type="float">
            <text:p>0.045048</text:p>
          </table:table-cell>
          <table:table-cell office:value-type="float" office:value="0.011084" calcext:value-type="float">
            <text:p>0.011084</text:p>
          </table:table-cell>
          <table:table-cell office:value-type="float" office:value="0" calcext:value-type="float">
            <text:p>0</text:p>
          </table:table-cell>
          <table:table-cell office:value-type="float" office:value="188182" calcext:value-type="float">
            <text:p>188182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36</text:p>
          </table:table-cell>
          <table:table-cell office:value-type="float" office:value="0.036324" calcext:value-type="float">
            <text:p>0.036324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0" calcext:value-type="float">
            <text:p>0</text:p>
          </table:table-cell>
          <table:table-cell office:value-type="float" office:value="138645" calcext:value-type="float">
            <text:p>138645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37</text:p>
          </table:table-cell>
          <table:table-cell office:value-type="float" office:value="0.085185" calcext:value-type="float">
            <text:p>0.085185</text:p>
          </table:table-cell>
          <table:table-cell office:value-type="float" office:value="0.009803" calcext:value-type="float">
            <text:p>0.009803</text:p>
          </table:table-cell>
          <table:table-cell office:value-type="float" office:value="0" calcext:value-type="float">
            <text:p>0</text:p>
          </table:table-cell>
          <table:table-cell office:value-type="float" office:value="167439" calcext:value-type="float">
            <text:p>167439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38</text:p>
          </table:table-cell>
          <table:table-cell office:value-type="float" office:value="0.032484" calcext:value-type="float">
            <text:p>0.032484</text:p>
          </table:table-cell>
          <table:table-cell office:value-type="float" office:value="0.008688" calcext:value-type="float">
            <text:p>0.008688</text:p>
          </table:table-cell>
          <table:table-cell office:value-type="float" office:value="0" calcext:value-type="float">
            <text:p>0</text:p>
          </table:table-cell>
          <table:table-cell office:value-type="float" office:value="147756" calcext:value-type="float">
            <text:p>14775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39</text:p>
          </table:table-cell>
          <table:table-cell office:value-type="float" office:value="0.033558" calcext:value-type="float">
            <text:p>0.033558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0" calcext:value-type="float">
            <text:p>0</text:p>
          </table:table-cell>
          <table:table-cell office:value-type="float" office:value="152281" calcext:value-type="float">
            <text:p>152281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40</text:p>
          </table:table-cell>
          <table:table-cell office:value-type="float" office:value="0.072843" calcext:value-type="float">
            <text:p>0.072843</text:p>
          </table:table-cell>
          <table:table-cell office:value-type="float" office:value="0.010378" calcext:value-type="float">
            <text:p>0.010378</text:p>
          </table:table-cell>
          <table:table-cell office:value-type="float" office:value="0" calcext:value-type="float">
            <text:p>0</text:p>
          </table:table-cell>
          <table:table-cell office:value-type="float" office:value="162376" calcext:value-type="float">
            <text:p>162376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41</text:p>
          </table:table-cell>
          <table:table-cell office:value-type="float" office:value="0.027219" calcext:value-type="float">
            <text:p>0.027219</text:p>
          </table:table-cell>
          <table:table-cell office:value-type="float" office:value="0.006826" calcext:value-type="float">
            <text:p>0.006826</text:p>
          </table:table-cell>
          <table:table-cell office:value-type="float" office:value="0" calcext:value-type="float">
            <text:p>0</text:p>
          </table:table-cell>
          <table:table-cell office:value-type="float" office:value="144260" calcext:value-type="float">
            <text:p>14426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42</text:p>
          </table:table-cell>
          <table:table-cell office:value-type="float" office:value="0.076189" calcext:value-type="float">
            <text:p>0.076189</text:p>
          </table:table-cell>
          <table:table-cell office:value-type="float" office:value="0.011516" calcext:value-type="float">
            <text:p>0.011516</text:p>
          </table:table-cell>
          <table:table-cell office:value-type="float" office:value="0" calcext:value-type="float">
            <text:p>0</text:p>
          </table:table-cell>
          <table:table-cell office:value-type="float" office:value="182659" calcext:value-type="float">
            <text:p>1826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43</text:p>
          </table:table-cell>
          <table:table-cell office:value-type="float" office:value="0.090529" calcext:value-type="float">
            <text:p>0.090529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" calcext:value-type="float">
            <text:p>0</text:p>
          </table:table-cell>
          <table:table-cell office:value-type="float" office:value="175116" calcext:value-type="float">
            <text:p>175116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44</text:p>
          </table:table-cell>
          <table:table-cell office:value-type="float" office:value="0.032627" calcext:value-type="float">
            <text:p>0.032627</text:p>
          </table:table-cell>
          <table:table-cell office:value-type="float" office:value="0.007954" calcext:value-type="float">
            <text:p>0.007954</text:p>
          </table:table-cell>
          <table:table-cell office:value-type="float" office:value="0" calcext:value-type="float">
            <text:p>0</text:p>
          </table:table-cell>
          <table:table-cell office:value-type="float" office:value="156302" calcext:value-type="float">
            <text:p>156302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45</text:p>
          </table:table-cell>
          <table:table-cell office:value-type="float" office:value="0.049324" calcext:value-type="float">
            <text:p>0.049324</text:p>
          </table:table-cell>
          <table:table-cell office:value-type="float" office:value="0.008344" calcext:value-type="float">
            <text:p>0.008344</text:p>
          </table:table-cell>
          <table:table-cell office:value-type="float" office:value="0" calcext:value-type="float">
            <text:p>0</text:p>
          </table:table-cell>
          <table:table-cell office:value-type="float" office:value="157793" calcext:value-type="float">
            <text:p>157793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46</text:p>
          </table:table-cell>
          <table:table-cell office:value-type="float" office:value="0.035797" calcext:value-type="float">
            <text:p>0.035797</text:p>
          </table:table-cell>
          <table:table-cell office:value-type="float" office:value="0.008493" calcext:value-type="float">
            <text:p>0.008493</text:p>
          </table:table-cell>
          <table:table-cell office:value-type="float" office:value="0" calcext:value-type="float">
            <text:p>0</text:p>
          </table:table-cell>
          <table:table-cell office:value-type="float" office:value="146331" calcext:value-type="float">
            <text:p>14633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47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008198" calcext:value-type="float">
            <text:p>0.008198</text:p>
          </table:table-cell>
          <table:table-cell office:value-type="float" office:value="0" calcext:value-type="float">
            <text:p>0</text:p>
          </table:table-cell>
          <table:table-cell office:value-type="float" office:value="149043" calcext:value-type="float">
            <text:p>149043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48</text:p>
          </table:table-cell>
          <table:table-cell office:value-type="float" office:value="0.036572" calcext:value-type="float">
            <text:p>0.036572</text:p>
          </table:table-cell>
          <table:table-cell office:value-type="float" office:value="0.007421" calcext:value-type="float">
            <text:p>0.007421</text:p>
          </table:table-cell>
          <table:table-cell office:value-type="float" office:value="0" calcext:value-type="float">
            <text:p>0</text:p>
          </table:table-cell>
          <table:table-cell office:value-type="float" office:value="144651" calcext:value-type="float">
            <text:p>14465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49</text:p>
          </table:table-cell>
          <table:table-cell office:value-type="float" office:value="0.044619" calcext:value-type="float">
            <text:p>0.044619</text:p>
          </table:table-cell>
          <table:table-cell office:value-type="float" office:value="0.007309" calcext:value-type="float">
            <text:p>0.007309</text:p>
          </table:table-cell>
          <table:table-cell office:value-type="float" office:value="0" calcext:value-type="float">
            <text:p>0</text:p>
          </table:table-cell>
          <table:table-cell office:value-type="float" office:value="145592" calcext:value-type="float">
            <text:p>14559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50</text:p>
          </table:table-cell>
          <table:table-cell office:value-type="float" office:value="0.04771" calcext:value-type="float">
            <text:p>0.04771</text:p>
          </table:table-cell>
          <table:table-cell office:value-type="float" office:value="0.010176" calcext:value-type="float">
            <text:p>0.010176</text:p>
          </table:table-cell>
          <table:table-cell office:value-type="float" office:value="0" calcext:value-type="float">
            <text:p>0</text:p>
          </table:table-cell>
          <table:table-cell office:value-type="float" office:value="162613" calcext:value-type="float">
            <text:p>162613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51</text:p>
          </table:table-cell>
          <table:table-cell office:value-type="float" office:value="0.06023" calcext:value-type="float">
            <text:p>0.06023</text:p>
          </table:table-cell>
          <table:table-cell office:value-type="float" office:value="0.010818" calcext:value-type="float">
            <text:p>0.010818</text:p>
          </table:table-cell>
          <table:table-cell office:value-type="float" office:value="0" calcext:value-type="float">
            <text:p>0</text:p>
          </table:table-cell>
          <table:table-cell office:value-type="float" office:value="165335" calcext:value-type="float">
            <text:p>16533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52</text:p>
          </table:table-cell>
          <table:table-cell office:value-type="float" office:value="0.037179" calcext:value-type="float">
            <text:p>0.037179</text:p>
          </table:table-cell>
          <table:table-cell office:value-type="float" office:value="0.009585" calcext:value-type="float">
            <text:p>0.009585</text:p>
          </table:table-cell>
          <table:table-cell office:value-type="float" office:value="0" calcext:value-type="float">
            <text:p>0</text:p>
          </table:table-cell>
          <table:table-cell office:value-type="float" office:value="165509" calcext:value-type="float">
            <text:p>165509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53</text:p>
          </table:table-cell>
          <table:table-cell office:value-type="float" office:value="0.036298" calcext:value-type="float">
            <text:p>0.036298</text:p>
          </table:table-cell>
          <table:table-cell office:value-type="float" office:value="0.007344" calcext:value-type="float">
            <text:p>0.007344</text:p>
          </table:table-cell>
          <table:table-cell office:value-type="float" office:value="0" calcext:value-type="float">
            <text:p>0</text:p>
          </table:table-cell>
          <table:table-cell office:value-type="float" office:value="146943" calcext:value-type="float">
            <text:p>146943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54</text:p>
          </table:table-cell>
          <table:table-cell office:value-type="float" office:value="0.051623" calcext:value-type="float">
            <text:p>0.051623</text:p>
          </table:table-cell>
          <table:table-cell office:value-type="float" office:value="0.010098" calcext:value-type="float">
            <text:p>0.010098</text:p>
          </table:table-cell>
          <table:table-cell office:value-type="float" office:value="0" calcext:value-type="float">
            <text:p>0</text:p>
          </table:table-cell>
          <table:table-cell office:value-type="float" office:value="182230" calcext:value-type="float">
            <text:p>18223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55</text:p>
          </table:table-cell>
          <table:table-cell office:value-type="float" office:value="0.036299" calcext:value-type="float">
            <text:p>0.036299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" calcext:value-type="float">
            <text:p>0</text:p>
          </table:table-cell>
          <table:table-cell office:value-type="float" office:value="146677" calcext:value-type="float">
            <text:p>146677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56</text:p>
          </table:table-cell>
          <table:table-cell office:value-type="float" office:value="0.038361" calcext:value-type="float">
            <text:p>0.038361</text:p>
          </table:table-cell>
          <table:table-cell office:value-type="float" office:value="0.009355" calcext:value-type="float">
            <text:p>0.009355</text:p>
          </table:table-cell>
          <table:table-cell office:value-type="float" office:value="0" calcext:value-type="float">
            <text:p>0</text:p>
          </table:table-cell>
          <table:table-cell office:value-type="float" office:value="161548" calcext:value-type="float">
            <text:p>161548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57</text:p>
          </table:table-cell>
          <table:table-cell office:value-type="float" office:value="0.040515" calcext:value-type="float">
            <text:p>0.040515</text:p>
          </table:table-cell>
          <table:table-cell office:value-type="float" office:value="0.009009" calcext:value-type="float">
            <text:p>0.009009</text:p>
          </table:table-cell>
          <table:table-cell office:value-type="float" office:value="0" calcext:value-type="float">
            <text:p>0</text:p>
          </table:table-cell>
          <table:table-cell office:value-type="float" office:value="163443" calcext:value-type="float">
            <text:p>163443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58</text:p>
          </table:table-cell>
          <table:table-cell office:value-type="float" office:value="0.043696" calcext:value-type="float">
            <text:p>0.043696</text:p>
          </table:table-cell>
          <table:table-cell office:value-type="float" office:value="0.009363" calcext:value-type="float">
            <text:p>0.009363</text:p>
          </table:table-cell>
          <table:table-cell office:value-type="float" office:value="0" calcext:value-type="float">
            <text:p>0</text:p>
          </table:table-cell>
          <table:table-cell office:value-type="float" office:value="162314" calcext:value-type="float">
            <text:p>16231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3:59</text:p>
          </table:table-cell>
          <table:table-cell office:value-type="float" office:value="0.041739" calcext:value-type="float">
            <text:p>0.041739</text:p>
          </table:table-cell>
          <table:table-cell office:value-type="float" office:value="0.010466" calcext:value-type="float">
            <text:p>0.010466</text:p>
          </table:table-cell>
          <table:table-cell office:value-type="float" office:value="0" calcext:value-type="float">
            <text:p>0</text:p>
          </table:table-cell>
          <table:table-cell office:value-type="float" office:value="161132" calcext:value-type="float">
            <text:p>16113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00</text:p>
          </table:table-cell>
          <table:table-cell office:value-type="float" office:value="0.072388" calcext:value-type="float">
            <text:p>0.072388</text:p>
          </table:table-cell>
          <table:table-cell office:value-type="float" office:value="0.010234" calcext:value-type="float">
            <text:p>0.010234</text:p>
          </table:table-cell>
          <table:table-cell office:value-type="float" office:value="0" calcext:value-type="float">
            <text:p>0</text:p>
          </table:table-cell>
          <table:table-cell office:value-type="float" office:value="157888" calcext:value-type="float">
            <text:p>157888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01</text:p>
          </table:table-cell>
          <table:table-cell office:value-type="float" office:value="0.05638" calcext:value-type="float">
            <text:p>0.05638</text:p>
          </table:table-cell>
          <table:table-cell office:value-type="float" office:value="0.009063" calcext:value-type="float">
            <text:p>0.009063</text:p>
          </table:table-cell>
          <table:table-cell office:value-type="float" office:value="0" calcext:value-type="float">
            <text:p>0</text:p>
          </table:table-cell>
          <table:table-cell office:value-type="float" office:value="163183" calcext:value-type="float">
            <text:p>16318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02</text:p>
          </table:table-cell>
          <table:table-cell office:value-type="float" office:value="0.050948" calcext:value-type="float">
            <text:p>0.050948</text:p>
          </table:table-cell>
          <table:table-cell office:value-type="float" office:value="0.007953" calcext:value-type="float">
            <text:p>0.007953</text:p>
          </table:table-cell>
          <table:table-cell office:value-type="float" office:value="0" calcext:value-type="float">
            <text:p>0</text:p>
          </table:table-cell>
          <table:table-cell office:value-type="float" office:value="150039" calcext:value-type="float">
            <text:p>150039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03</text:p>
          </table:table-cell>
          <table:table-cell office:value-type="float" office:value="0.046762" calcext:value-type="float">
            <text:p>0.046762</text:p>
          </table:table-cell>
          <table:table-cell office:value-type="float" office:value="0.009417" calcext:value-type="float">
            <text:p>0.009417</text:p>
          </table:table-cell>
          <table:table-cell office:value-type="float" office:value="0" calcext:value-type="float">
            <text:p>0</text:p>
          </table:table-cell>
          <table:table-cell office:value-type="float" office:value="163312" calcext:value-type="float">
            <text:p>163312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04</text:p>
          </table:table-cell>
          <table:table-cell office:value-type="float" office:value="0.045798" calcext:value-type="float">
            <text:p>0.045798</text:p>
          </table:table-cell>
          <table:table-cell office:value-type="float" office:value="0.009848" calcext:value-type="float">
            <text:p>0.009848</text:p>
          </table:table-cell>
          <table:table-cell office:value-type="float" office:value="0" calcext:value-type="float">
            <text:p>0</text:p>
          </table:table-cell>
          <table:table-cell office:value-type="float" office:value="155773" calcext:value-type="float">
            <text:p>15577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05</text:p>
          </table:table-cell>
          <table:table-cell office:value-type="float" office:value="0.031365" calcext:value-type="float">
            <text:p>0.031365</text:p>
          </table:table-cell>
          <table:table-cell office:value-type="float" office:value="0.006221" calcext:value-type="float">
            <text:p>0.006221</text:p>
          </table:table-cell>
          <table:table-cell office:value-type="float" office:value="0" calcext:value-type="float">
            <text:p>0</text:p>
          </table:table-cell>
          <table:table-cell office:value-type="float" office:value="131814" calcext:value-type="float">
            <text:p>13181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06</text:p>
          </table:table-cell>
          <table:table-cell office:value-type="float" office:value="0.054219" calcext:value-type="float">
            <text:p>0.054219</text:p>
          </table:table-cell>
          <table:table-cell office:value-type="float" office:value="0.010411" calcext:value-type="float">
            <text:p>0.010411</text:p>
          </table:table-cell>
          <table:table-cell office:value-type="float" office:value="0" calcext:value-type="float">
            <text:p>0</text:p>
          </table:table-cell>
          <table:table-cell office:value-type="float" office:value="156888" calcext:value-type="float">
            <text:p>156888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07</text:p>
          </table:table-cell>
          <table:table-cell office:value-type="float" office:value="0.062659" calcext:value-type="float">
            <text:p>0.062659</text:p>
          </table:table-cell>
          <table:table-cell office:value-type="float" office:value="0.009821" calcext:value-type="float">
            <text:p>0.009821</text:p>
          </table:table-cell>
          <table:table-cell office:value-type="float" office:value="0" calcext:value-type="float">
            <text:p>0</text:p>
          </table:table-cell>
          <table:table-cell office:value-type="float" office:value="161273" calcext:value-type="float">
            <text:p>161273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08</text:p>
          </table:table-cell>
          <table:table-cell office:value-type="float" office:value="0.039751" calcext:value-type="float">
            <text:p>0.039751</text:p>
          </table:table-cell>
          <table:table-cell office:value-type="float" office:value="0.009444" calcext:value-type="float">
            <text:p>0.009444</text:p>
          </table:table-cell>
          <table:table-cell office:value-type="float" office:value="0" calcext:value-type="float">
            <text:p>0</text:p>
          </table:table-cell>
          <table:table-cell office:value-type="float" office:value="162467" calcext:value-type="float">
            <text:p>162467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09</text:p>
          </table:table-cell>
          <table:table-cell office:value-type="float" office:value="0.081008" calcext:value-type="float">
            <text:p>0.081008</text:p>
          </table:table-cell>
          <table:table-cell office:value-type="float" office:value="0.011646" calcext:value-type="float">
            <text:p>0.011646</text:p>
          </table:table-cell>
          <table:table-cell office:value-type="float" office:value="0" calcext:value-type="float">
            <text:p>0</text:p>
          </table:table-cell>
          <table:table-cell office:value-type="float" office:value="170005" calcext:value-type="float">
            <text:p>17000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10</text:p>
          </table:table-cell>
          <table:table-cell office:value-type="float" office:value="0.059504" calcext:value-type="float">
            <text:p>0.059504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" calcext:value-type="float">
            <text:p>0</text:p>
          </table:table-cell>
          <table:table-cell office:value-type="float" office:value="139635" calcext:value-type="float">
            <text:p>139635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11</text:p>
          </table:table-cell>
          <table:table-cell office:value-type="float" office:value="0.077582" calcext:value-type="float">
            <text:p>0.077582</text:p>
          </table:table-cell>
          <table:table-cell office:value-type="float" office:value="0.012281" calcext:value-type="float">
            <text:p>0.012281</text:p>
          </table:table-cell>
          <table:table-cell office:value-type="float" office:value="0" calcext:value-type="float">
            <text:p>0</text:p>
          </table:table-cell>
          <table:table-cell office:value-type="float" office:value="169329" calcext:value-type="float">
            <text:p>169329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12</text:p>
          </table:table-cell>
          <table:table-cell office:value-type="float" office:value="0.109029" calcext:value-type="float">
            <text:p>0.109029</text:p>
          </table:table-cell>
          <table:table-cell office:value-type="float" office:value="0.013278" calcext:value-type="float">
            <text:p>0.013278</text:p>
          </table:table-cell>
          <table:table-cell office:value-type="float" office:value="0" calcext:value-type="float">
            <text:p>0</text:p>
          </table:table-cell>
          <table:table-cell office:value-type="float" office:value="169932" calcext:value-type="float">
            <text:p>169932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13</text:p>
          </table:table-cell>
          <table:table-cell office:value-type="float" office:value="0.114381" calcext:value-type="float">
            <text:p>0.114381</text:p>
          </table:table-cell>
          <table:table-cell office:value-type="float" office:value="0.013614" calcext:value-type="float">
            <text:p>0.013614</text:p>
          </table:table-cell>
          <table:table-cell office:value-type="float" office:value="0" calcext:value-type="float">
            <text:p>0</text:p>
          </table:table-cell>
          <table:table-cell office:value-type="float" office:value="178094" calcext:value-type="float">
            <text:p>17809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14</text:p>
          </table:table-cell>
          <table:table-cell office:value-type="float" office:value="0.077028" calcext:value-type="float">
            <text:p>0.077028</text:p>
          </table:table-cell>
          <table:table-cell office:value-type="float" office:value="0.010935" calcext:value-type="float">
            <text:p>0.010935</text:p>
          </table:table-cell>
          <table:table-cell office:value-type="float" office:value="0" calcext:value-type="float">
            <text:p>0</text:p>
          </table:table-cell>
          <table:table-cell office:value-type="float" office:value="143387" calcext:value-type="float">
            <text:p>143387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15</text:p>
          </table:table-cell>
          <table:table-cell office:value-type="float" office:value="0.062863" calcext:value-type="float">
            <text:p>0.062863</text:p>
          </table:table-cell>
          <table:table-cell office:value-type="float" office:value="0.009205" calcext:value-type="float">
            <text:p>0.009205</text:p>
          </table:table-cell>
          <table:table-cell office:value-type="float" office:value="0" calcext:value-type="float">
            <text:p>0</text:p>
          </table:table-cell>
          <table:table-cell office:value-type="float" office:value="161169" calcext:value-type="float">
            <text:p>161169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16</text:p>
          </table:table-cell>
          <table:table-cell office:value-type="float" office:value="0.090433" calcext:value-type="float">
            <text:p>0.090433</text:p>
          </table:table-cell>
          <table:table-cell office:value-type="float" office:value="0.010123" calcext:value-type="float">
            <text:p>0.010123</text:p>
          </table:table-cell>
          <table:table-cell office:value-type="float" office:value="0" calcext:value-type="float">
            <text:p>0</text:p>
          </table:table-cell>
          <table:table-cell office:value-type="float" office:value="145998" calcext:value-type="float">
            <text:p>145998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17</text:p>
          </table:table-cell>
          <table:table-cell office:value-type="float" office:value="0.056817" calcext:value-type="float">
            <text:p>0.056817</text:p>
          </table:table-cell>
          <table:table-cell office:value-type="float" office:value="0.007207" calcext:value-type="float">
            <text:p>0.007207</text:p>
          </table:table-cell>
          <table:table-cell office:value-type="float" office:value="0" calcext:value-type="float">
            <text:p>0</text:p>
          </table:table-cell>
          <table:table-cell office:value-type="float" office:value="130758" calcext:value-type="float">
            <text:p>130758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18</text:p>
          </table:table-cell>
          <table:table-cell office:value-type="float" office:value="0.060206" calcext:value-type="float">
            <text:p>0.060206</text:p>
          </table:table-cell>
          <table:table-cell office:value-type="float" office:value="0.007848" calcext:value-type="float">
            <text:p>0.007848</text:p>
          </table:table-cell>
          <table:table-cell office:value-type="float" office:value="0" calcext:value-type="float">
            <text:p>0</text:p>
          </table:table-cell>
          <table:table-cell office:value-type="float" office:value="147630" calcext:value-type="float">
            <text:p>14763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19</text:p>
          </table:table-cell>
          <table:table-cell office:value-type="float" office:value="0.047426" calcext:value-type="float">
            <text:p>0.047426</text:p>
          </table:table-cell>
          <table:table-cell office:value-type="float" office:value="0.008253" calcext:value-type="float">
            <text:p>0.008253</text:p>
          </table:table-cell>
          <table:table-cell office:value-type="float" office:value="0" calcext:value-type="float">
            <text:p>0</text:p>
          </table:table-cell>
          <table:table-cell office:value-type="float" office:value="136095" calcext:value-type="float">
            <text:p>13609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20</text:p>
          </table:table-cell>
          <table:table-cell office:value-type="float" office:value="0.119393" calcext:value-type="float">
            <text:p>0.119393</text:p>
          </table:table-cell>
          <table:table-cell office:value-type="float" office:value="0.012392" calcext:value-type="float">
            <text:p>0.012392</text:p>
          </table:table-cell>
          <table:table-cell office:value-type="float" office:value="0" calcext:value-type="float">
            <text:p>0</text:p>
          </table:table-cell>
          <table:table-cell office:value-type="float" office:value="185061" calcext:value-type="float">
            <text:p>18506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21</text:p>
          </table:table-cell>
          <table:table-cell office:value-type="float" office:value="0.141922" calcext:value-type="float">
            <text:p>0.141922</text:p>
          </table:table-cell>
          <table:table-cell office:value-type="float" office:value="0.014013" calcext:value-type="float">
            <text:p>0.014013</text:p>
          </table:table-cell>
          <table:table-cell office:value-type="float" office:value="0" calcext:value-type="float">
            <text:p>0</text:p>
          </table:table-cell>
          <table:table-cell office:value-type="float" office:value="163826" calcext:value-type="float">
            <text:p>163826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22</text:p>
          </table:table-cell>
          <table:table-cell office:value-type="float" office:value="0.129239" calcext:value-type="float">
            <text:p>0.129239</text:p>
          </table:table-cell>
          <table:table-cell office:value-type="float" office:value="0.011739" calcext:value-type="float">
            <text:p>0.011739</text:p>
          </table:table-cell>
          <table:table-cell office:value-type="float" office:value="0" calcext:value-type="float">
            <text:p>0</text:p>
          </table:table-cell>
          <table:table-cell office:value-type="float" office:value="140062" calcext:value-type="float">
            <text:p>14006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23</text:p>
          </table:table-cell>
          <table:table-cell office:value-type="float" office:value="0.121536" calcext:value-type="float">
            <text:p>0.121536</text:p>
          </table:table-cell>
          <table:table-cell office:value-type="float" office:value="0.010238" calcext:value-type="float">
            <text:p>0.010238</text:p>
          </table:table-cell>
          <table:table-cell office:value-type="float" office:value="0" calcext:value-type="float">
            <text:p>0</text:p>
          </table:table-cell>
          <table:table-cell office:value-type="float" office:value="132501" calcext:value-type="float">
            <text:p>13250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24</text:p>
          </table:table-cell>
          <table:table-cell office:value-type="float" office:value="0.069632" calcext:value-type="float">
            <text:p>0.069632</text:p>
          </table:table-cell>
          <table:table-cell office:value-type="float" office:value="0.010015" calcext:value-type="float">
            <text:p>0.010015</text:p>
          </table:table-cell>
          <table:table-cell office:value-type="float" office:value="0" calcext:value-type="float">
            <text:p>0</text:p>
          </table:table-cell>
          <table:table-cell office:value-type="float" office:value="158235" calcext:value-type="float">
            <text:p>158235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25</text:p>
          </table:table-cell>
          <table:table-cell office:value-type="float" office:value="0.10766" calcext:value-type="float">
            <text:p>0.10766</text:p>
          </table:table-cell>
          <table:table-cell office:value-type="float" office:value="0.009811" calcext:value-type="float">
            <text:p>0.009811</text:p>
          </table:table-cell>
          <table:table-cell office:value-type="float" office:value="0" calcext:value-type="float">
            <text:p>0</text:p>
          </table:table-cell>
          <table:table-cell office:value-type="float" office:value="146631" calcext:value-type="float">
            <text:p>14663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26</text:p>
          </table:table-cell>
          <table:table-cell office:value-type="float" office:value="0.109495" calcext:value-type="float">
            <text:p>0.109495</text:p>
          </table:table-cell>
          <table:table-cell office:value-type="float" office:value="0.012912" calcext:value-type="float">
            <text:p>0.012912</text:p>
          </table:table-cell>
          <table:table-cell office:value-type="float" office:value="0" calcext:value-type="float">
            <text:p>0</text:p>
          </table:table-cell>
          <table:table-cell office:value-type="float" office:value="149064" calcext:value-type="float">
            <text:p>14906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27</text:p>
          </table:table-cell>
          <table:table-cell office:value-type="float" office:value="0.079351" calcext:value-type="float">
            <text:p>0.079351</text:p>
          </table:table-cell>
          <table:table-cell office:value-type="float" office:value="0.009235" calcext:value-type="float">
            <text:p>0.009235</text:p>
          </table:table-cell>
          <table:table-cell office:value-type="float" office:value="0" calcext:value-type="float">
            <text:p>0</text:p>
          </table:table-cell>
          <table:table-cell office:value-type="float" office:value="135045" calcext:value-type="float">
            <text:p>135045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28</text:p>
          </table:table-cell>
          <table:table-cell office:value-type="float" office:value="0.074739" calcext:value-type="float">
            <text:p>0.074739</text:p>
          </table:table-cell>
          <table:table-cell office:value-type="float" office:value="0.009961" calcext:value-type="float">
            <text:p>0.009961</text:p>
          </table:table-cell>
          <table:table-cell office:value-type="float" office:value="0" calcext:value-type="float">
            <text:p>0</text:p>
          </table:table-cell>
          <table:table-cell office:value-type="float" office:value="132855" calcext:value-type="float">
            <text:p>132855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29</text:p>
          </table:table-cell>
          <table:table-cell office:value-type="float" office:value="0.087294" calcext:value-type="float">
            <text:p>0.087294</text:p>
          </table:table-cell>
          <table:table-cell office:value-type="float" office:value="0.010952" calcext:value-type="float">
            <text:p>0.010952</text:p>
          </table:table-cell>
          <table:table-cell office:value-type="float" office:value="0" calcext:value-type="float">
            <text:p>0</text:p>
          </table:table-cell>
          <table:table-cell office:value-type="float" office:value="148706" calcext:value-type="float">
            <text:p>148706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30</text:p>
          </table:table-cell>
          <table:table-cell office:value-type="float" office:value="0.094204" calcext:value-type="float">
            <text:p>0.094204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" calcext:value-type="float">
            <text:p>0</text:p>
          </table:table-cell>
          <table:table-cell office:value-type="float" office:value="144539" calcext:value-type="float">
            <text:p>144539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31</text:p>
          </table:table-cell>
          <table:table-cell office:value-type="float" office:value="0.08041" calcext:value-type="float">
            <text:p>0.08041</text:p>
          </table:table-cell>
          <table:table-cell office:value-type="float" office:value="0.010978" calcext:value-type="float">
            <text:p>0.010978</text:p>
          </table:table-cell>
          <table:table-cell office:value-type="float" office:value="0" calcext:value-type="float">
            <text:p>0</text:p>
          </table:table-cell>
          <table:table-cell office:value-type="float" office:value="155970" calcext:value-type="float">
            <text:p>155970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32</text:p>
          </table:table-cell>
          <table:table-cell office:value-type="float" office:value="0.113464" calcext:value-type="float">
            <text:p>0.113464</text:p>
          </table:table-cell>
          <table:table-cell office:value-type="float" office:value="0.009409" calcext:value-type="float">
            <text:p>0.009409</text:p>
          </table:table-cell>
          <table:table-cell office:value-type="float" office:value="0" calcext:value-type="float">
            <text:p>0</text:p>
          </table:table-cell>
          <table:table-cell office:value-type="float" office:value="139629" calcext:value-type="float">
            <text:p>139629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33</text:p>
          </table:table-cell>
          <table:table-cell office:value-type="float" office:value="0.12626" calcext:value-type="float">
            <text:p>0.12626</text:p>
          </table:table-cell>
          <table:table-cell office:value-type="float" office:value="0.014366" calcext:value-type="float">
            <text:p>0.014366</text:p>
          </table:table-cell>
          <table:table-cell office:value-type="float" office:value="0" calcext:value-type="float">
            <text:p>0</text:p>
          </table:table-cell>
          <table:table-cell office:value-type="float" office:value="164374" calcext:value-type="float">
            <text:p>16437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34:34</text:p>
          </table:table-cell>
          <table:table-cell office:value-type="float" office:value="0.197331" calcext:value-type="float">
            <text:p>0.197331</text:p>
          </table:table-cell>
          <table:table-cell office:value-type="float" office:value="0.017676" calcext:value-type="float">
            <text:p>0.017676</text:p>
          </table:table-cell>
          <table:table-cell office:value-type="float" office:value="0" calcext:value-type="float">
            <text:p>0</text:p>
          </table:table-cell>
          <table:table-cell office:value-type="float" office:value="173007" calcext:value-type="float">
            <text:p>173007</text:p>
          </table:table-cell>
          <table:table-cell office:value-type="float" office:value="869" calcext:value-type="float">
            <text:p>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19:40:46.007369778</dc:date>
    <meta:editing-duration>PT2M49S</meta:editing-duration>
    <meta:editing-cycles>2</meta:editing-cycles>
    <meta:generator>LibreOffice/5.4.0.3$Linux_X86_64 LibreOffice_project/7556cbc6811c9d992f4064ab9287069087d7f62c</meta:generator>
    <meta:document-statistic meta:table-count="1" meta:cell-count="7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05cm" chart:symbol-height="0.0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6.144cm" svg:y="0.315cm" chart:style-name="ch2">
          <text:p>test 207, 900 TPS</text:p>
        </chart:title>
        <chart:legend chart:legend-position="end" svg:x="14.001cm" svg:y="4.005cm" style:legend-expansion="high" chart:style-name="ch3"/>
        <chart:plot-area chart:style-name="ch4" table:cell-range-address="test207.G1:test207.G102 test207.C1:test207.D102" chart:data-source-has-labels="row" svg:x="0.32cm" svg:y="1.248cm" svg:width="13.361cm" svg:height="7.572cm">
          <chartooo:coordinate-region svg:x="1.232cm" svg:y="1.421cm" svg:width="12.078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207.C2:test207.C102" chart:label-cell-address="test207.C1:test207.C1" chart:class="chart:scatter">
            <chart:domain table:cell-range-address="test207.G2:test207.G102"/>
            <chart:data-point chart:repeated="101"/>
          </chart:series>
          <chart:series chart:style-name="ch8" chart:values-cell-range-address="test207.D2:test207.D102" chart:label-cell-address="test207.D1:test207.D1" chart:class="chart:scatter">
            <chart:data-point chart:repeated="81"/>
            <chart:data-point chart:style-name="ch9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07.C1:test207.C1</svg:desc>
                </draw:g>
              </table:table-cell>
              <table:table-cell office:value-type="string">
                <text:p>xfertime</text:p>
                <draw:g>
                  <svg:desc>test207.D1:test20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">
                <text:p>67</text:p>
                <draw:g>
                  <svg:desc>test207.G2:test207.G102</svg:desc>
                </draw:g>
              </table:table-cell>
              <table:table-cell office:value-type="float" office:value="0.039675">
                <text:p>0.039675</text:p>
                <draw:g>
                  <svg:desc>test207.C2:test207.C102</svg:desc>
                </draw:g>
              </table:table-cell>
              <table:table-cell office:value-type="float" office:value="0.0194">
                <text:p>0.0194</text:p>
                <draw:g>
                  <svg:desc>test207.D2:test207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6">
                <text:p>906</text:p>
              </table:table-cell>
              <table:table-cell office:value-type="float" office:value="0.033862">
                <text:p>0.033862</text:p>
              </table:table-cell>
              <table:table-cell office:value-type="float" office:value="0.009291">
                <text:p>0.009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6">
                <text:p>886</text:p>
              </table:table-cell>
              <table:table-cell office:value-type="float" office:value="0.040613">
                <text:p>0.040613</text:p>
              </table:table-cell>
              <table:table-cell office:value-type="float" office:value="0.007886">
                <text:p>0.007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7">
                <text:p>907</text:p>
              </table:table-cell>
              <table:table-cell office:value-type="float" office:value="0.031122">
                <text:p>0.031122</text:p>
              </table:table-cell>
              <table:table-cell office:value-type="float" office:value="0.008301">
                <text:p>0.008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0.035347">
                <text:p>0.035347</text:p>
              </table:table-cell>
              <table:table-cell office:value-type="float" office:value="0.008138">
                <text:p>0.008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  <table:table-cell office:value-type="float" office:value="0.116465">
                <text:p>0.116465</text:p>
              </table:table-cell>
              <table:table-cell office:value-type="float" office:value="0.011363">
                <text:p>0.011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2">
                <text:p>882</text:p>
              </table:table-cell>
              <table:table-cell office:value-type="float" office:value="0.026421">
                <text:p>0.026421</text:p>
              </table:table-cell>
              <table:table-cell office:value-type="float" office:value="0.007076">
                <text:p>0.007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5">
                <text:p>885</text:p>
              </table:table-cell>
              <table:table-cell office:value-type="float" office:value="0.022315">
                <text:p>0.022315</text:p>
              </table:table-cell>
              <table:table-cell office:value-type="float" office:value="0.006549">
                <text:p>0.006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4">
                <text:p>894</text:p>
              </table:table-cell>
              <table:table-cell office:value-type="float" office:value="0.033762">
                <text:p>0.033762</text:p>
              </table:table-cell>
              <table:table-cell office:value-type="float" office:value="0.007353">
                <text:p>0.007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1">
                <text:p>891</text:p>
              </table:table-cell>
              <table:table-cell office:value-type="float" office:value="0.031934">
                <text:p>0.031934</text:p>
              </table:table-cell>
              <table:table-cell office:value-type="float" office:value="0.007144">
                <text:p>0.007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1">
                <text:p>891</text:p>
              </table:table-cell>
              <table:table-cell office:value-type="float" office:value="0.027452">
                <text:p>0.027452</text:p>
              </table:table-cell>
              <table:table-cell office:value-type="float" office:value="0.006636">
                <text:p>0.006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7">
                <text:p>907</text:p>
              </table:table-cell>
              <table:table-cell office:value-type="float" office:value="0.028413">
                <text:p>0.028413</text:p>
              </table:table-cell>
              <table:table-cell office:value-type="float" office:value="0.005746">
                <text:p>0.0057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7">
                <text:p>897</text:p>
              </table:table-cell>
              <table:table-cell office:value-type="float" office:value="0.039958">
                <text:p>0.039958</text:p>
              </table:table-cell>
              <table:table-cell office:value-type="float" office:value="0.008095">
                <text:p>0.008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4">
                <text:p>894</text:p>
              </table:table-cell>
              <table:table-cell office:value-type="float" office:value="0.031991">
                <text:p>0.031991</text:p>
              </table:table-cell>
              <table:table-cell office:value-type="float" office:value="0.007622">
                <text:p>0.007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5">
                <text:p>895</text:p>
              </table:table-cell>
              <table:table-cell office:value-type="float" office:value="0.032209">
                <text:p>0.032209</text:p>
              </table:table-cell>
              <table:table-cell office:value-type="float" office:value="0.00742">
                <text:p>0.00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1">
                <text:p>901</text:p>
              </table:table-cell>
              <table:table-cell office:value-type="float" office:value="0.035">
                <text:p>0.035</text:p>
              </table:table-cell>
              <table:table-cell office:value-type="float" office:value="0.007225">
                <text:p>0.007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7">
                <text:p>897</text:p>
              </table:table-cell>
              <table:table-cell office:value-type="float" office:value="0.035833">
                <text:p>0.035833</text:p>
              </table:table-cell>
              <table:table-cell office:value-type="float" office:value="0.007636">
                <text:p>0.007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7">
                <text:p>887</text:p>
              </table:table-cell>
              <table:table-cell office:value-type="float" office:value="0.031819">
                <text:p>0.031819</text:p>
              </table:table-cell>
              <table:table-cell office:value-type="float" office:value="0.007881">
                <text:p>0.0078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4">
                <text:p>894</text:p>
              </table:table-cell>
              <table:table-cell office:value-type="float" office:value="0.022652">
                <text:p>0.022652</text:p>
              </table:table-cell>
              <table:table-cell office:value-type="float" office:value="0.006251">
                <text:p>0.0062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">
                <text:p>900</text:p>
              </table:table-cell>
              <table:table-cell office:value-type="float" office:value="0.028193">
                <text:p>0.028193</text:p>
              </table:table-cell>
              <table:table-cell office:value-type="float" office:value="0.006485">
                <text:p>0.006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0">
                <text:p>910</text:p>
              </table:table-cell>
              <table:table-cell office:value-type="float" office:value="0.024584">
                <text:p>0.024584</text:p>
              </table:table-cell>
              <table:table-cell office:value-type="float" office:value="0.006681">
                <text:p>0.006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9">
                <text:p>889</text:p>
              </table:table-cell>
              <table:table-cell office:value-type="float" office:value="0.02842">
                <text:p>0.02842</text:p>
              </table:table-cell>
              <table:table-cell office:value-type="float" office:value="0.007685">
                <text:p>0.0076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9">
                <text:p>889</text:p>
              </table:table-cell>
              <table:table-cell office:value-type="float" office:value="0.042087">
                <text:p>0.042087</text:p>
              </table:table-cell>
              <table:table-cell office:value-type="float" office:value="0.007793">
                <text:p>0.007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7">
                <text:p>917</text:p>
              </table:table-cell>
              <table:table-cell office:value-type="float" office:value="0.051591">
                <text:p>0.051591</text:p>
              </table:table-cell>
              <table:table-cell office:value-type="float" office:value="0.008042">
                <text:p>0.008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6">
                <text:p>896</text:p>
              </table:table-cell>
              <table:table-cell office:value-type="float" office:value="0.027752">
                <text:p>0.027752</text:p>
              </table:table-cell>
              <table:table-cell office:value-type="float" office:value="0.007514">
                <text:p>0.007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4">
                <text:p>884</text:p>
              </table:table-cell>
              <table:table-cell office:value-type="float" office:value="0.064933">
                <text:p>0.064933</text:p>
              </table:table-cell>
              <table:table-cell office:value-type="float" office:value="0.01129">
                <text:p>0.011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1">
                <text:p>901</text:p>
              </table:table-cell>
              <table:table-cell office:value-type="float" office:value="0.1076">
                <text:p>0.1076</text:p>
              </table:table-cell>
              <table:table-cell office:value-type="float" office:value="0.019218">
                <text:p>0.019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7">
                <text:p>867</text:p>
              </table:table-cell>
              <table:table-cell office:value-type="float" office:value="0.10784">
                <text:p>0.10784</text:p>
              </table:table-cell>
              <table:table-cell office:value-type="float" office:value="0.011724">
                <text:p>0.0117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4">
                <text:p>904</text:p>
              </table:table-cell>
              <table:table-cell office:value-type="float" office:value="0.030124">
                <text:p>0.030124</text:p>
              </table:table-cell>
              <table:table-cell office:value-type="float" office:value="0.00876">
                <text:p>0.00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5">
                <text:p>875</text:p>
              </table:table-cell>
              <table:table-cell office:value-type="float" office:value="0.034775">
                <text:p>0.034775</text:p>
              </table:table-cell>
              <table:table-cell office:value-type="float" office:value="0.007861">
                <text:p>0.0078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0">
                <text:p>880</text:p>
              </table:table-cell>
              <table:table-cell office:value-type="float" office:value="0.031597">
                <text:p>0.031597</text:p>
              </table:table-cell>
              <table:table-cell office:value-type="float" office:value="0.006203">
                <text:p>0.0062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8">
                <text:p>898</text:p>
              </table:table-cell>
              <table:table-cell office:value-type="float" office:value="0.028347">
                <text:p>0.028347</text:p>
              </table:table-cell>
              <table:table-cell office:value-type="float" office:value="0.008087">
                <text:p>0.008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4">
                <text:p>884</text:p>
              </table:table-cell>
              <table:table-cell office:value-type="float" office:value="0.050882">
                <text:p>0.050882</text:p>
              </table:table-cell>
              <table:table-cell office:value-type="float" office:value="0.008161">
                <text:p>0.008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0">
                <text:p>910</text:p>
              </table:table-cell>
              <table:table-cell office:value-type="float" office:value="0.068912">
                <text:p>0.068912</text:p>
              </table:table-cell>
              <table:table-cell office:value-type="float" office:value="0.009512">
                <text:p>0.0095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5">
                <text:p>895</text:p>
              </table:table-cell>
              <table:table-cell office:value-type="float" office:value="0.032243">
                <text:p>0.032243</text:p>
              </table:table-cell>
              <table:table-cell office:value-type="float" office:value="0.007953">
                <text:p>0.0079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1">
                <text:p>891</text:p>
              </table:table-cell>
              <table:table-cell office:value-type="float" office:value="0.045687">
                <text:p>0.045687</text:p>
              </table:table-cell>
              <table:table-cell office:value-type="float" office:value="0.010931">
                <text:p>0.0109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8">
                <text:p>888</text:p>
              </table:table-cell>
              <table:table-cell office:value-type="float" office:value="0.062357">
                <text:p>0.062357</text:p>
              </table:table-cell>
              <table:table-cell office:value-type="float" office:value="0.011613">
                <text:p>0.0116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3">
                <text:p>873</text:p>
              </table:table-cell>
              <table:table-cell office:value-type="float" office:value="0.077699">
                <text:p>0.077699</text:p>
              </table:table-cell>
              <table:table-cell office:value-type="float" office:value="0.011079">
                <text:p>0.011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2">
                <text:p>902</text:p>
              </table:table-cell>
              <table:table-cell office:value-type="float" office:value="0.086656">
                <text:p>0.086656</text:p>
              </table:table-cell>
              <table:table-cell office:value-type="float" office:value="0.013694">
                <text:p>0.013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6">
                <text:p>886</text:p>
              </table:table-cell>
              <table:table-cell office:value-type="float" office:value="0.078482">
                <text:p>0.078482</text:p>
              </table:table-cell>
              <table:table-cell office:value-type="float" office:value="0.010177">
                <text:p>0.010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9">
                <text:p>889</text:p>
              </table:table-cell>
              <table:table-cell office:value-type="float" office:value="0.029779">
                <text:p>0.029779</text:p>
              </table:table-cell>
              <table:table-cell office:value-type="float" office:value="0.007807">
                <text:p>0.0078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2">
                <text:p>862</text:p>
              </table:table-cell>
              <table:table-cell office:value-type="float" office:value="0.045048">
                <text:p>0.045048</text:p>
              </table:table-cell>
              <table:table-cell office:value-type="float" office:value="0.011084">
                <text:p>0.011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6">
                <text:p>916</text:p>
              </table:table-cell>
              <table:table-cell office:value-type="float" office:value="0.036324">
                <text:p>0.036324</text:p>
              </table:table-cell>
              <table:table-cell office:value-type="float" office:value="0.00766">
                <text:p>0.007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7">
                <text:p>897</text:p>
              </table:table-cell>
              <table:table-cell office:value-type="float" office:value="0.085185">
                <text:p>0.085185</text:p>
              </table:table-cell>
              <table:table-cell office:value-type="float" office:value="0.009803">
                <text:p>0.0098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2">
                <text:p>882</text:p>
              </table:table-cell>
              <table:table-cell office:value-type="float" office:value="0.032484">
                <text:p>0.032484</text:p>
              </table:table-cell>
              <table:table-cell office:value-type="float" office:value="0.008688">
                <text:p>0.0086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8">
                <text:p>898</text:p>
              </table:table-cell>
              <table:table-cell office:value-type="float" office:value="0.033558">
                <text:p>0.033558</text:p>
              </table:table-cell>
              <table:table-cell office:value-type="float" office:value="0.007293">
                <text:p>0.0072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6">
                <text:p>886</text:p>
              </table:table-cell>
              <table:table-cell office:value-type="float" office:value="0.072843">
                <text:p>0.072843</text:p>
              </table:table-cell>
              <table:table-cell office:value-type="float" office:value="0.010378">
                <text:p>0.0103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5">
                <text:p>895</text:p>
              </table:table-cell>
              <table:table-cell office:value-type="float" office:value="0.027219">
                <text:p>0.027219</text:p>
              </table:table-cell>
              <table:table-cell office:value-type="float" office:value="0.006826">
                <text:p>0.0068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6">
                <text:p>876</text:p>
              </table:table-cell>
              <table:table-cell office:value-type="float" office:value="0.076189">
                <text:p>0.076189</text:p>
              </table:table-cell>
              <table:table-cell office:value-type="float" office:value="0.011516">
                <text:p>0.011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0">
                <text:p>890</text:p>
              </table:table-cell>
              <table:table-cell office:value-type="float" office:value="0.090529">
                <text:p>0.090529</text:p>
              </table:table-cell>
              <table:table-cell office:value-type="float" office:value="0.01298">
                <text:p>0.012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4">
                <text:p>904</text:p>
              </table:table-cell>
              <table:table-cell office:value-type="float" office:value="0.032627">
                <text:p>0.032627</text:p>
              </table:table-cell>
              <table:table-cell office:value-type="float" office:value="0.007954">
                <text:p>0.0079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7">
                <text:p>857</text:p>
              </table:table-cell>
              <table:table-cell office:value-type="float" office:value="0.049324">
                <text:p>0.049324</text:p>
              </table:table-cell>
              <table:table-cell office:value-type="float" office:value="0.008344">
                <text:p>0.008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6">
                <text:p>926</text:p>
              </table:table-cell>
              <table:table-cell office:value-type="float" office:value="0.035797">
                <text:p>0.035797</text:p>
              </table:table-cell>
              <table:table-cell office:value-type="float" office:value="0.008493">
                <text:p>0.0084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7">
                <text:p>887</text:p>
              </table:table-cell>
              <table:table-cell office:value-type="float" office:value="0.02745">
                <text:p>0.02745</text:p>
              </table:table-cell>
              <table:table-cell office:value-type="float" office:value="0.008198">
                <text:p>0.0081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9">
                <text:p>899</text:p>
              </table:table-cell>
              <table:table-cell office:value-type="float" office:value="0.036572">
                <text:p>0.036572</text:p>
              </table:table-cell>
              <table:table-cell office:value-type="float" office:value="0.007421">
                <text:p>0.007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96">
                <text:p>896</text:p>
              </table:table-cell>
              <table:table-cell office:value-type="float" office:value="0.044619">
                <text:p>0.044619</text:p>
              </table:table-cell>
              <table:table-cell office:value-type="float" office:value="0.007309">
                <text:p>0.0073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9">
                <text:p>889</text:p>
              </table:table-cell>
              <table:table-cell office:value-type="float" office:value="0.04771">
                <text:p>0.04771</text:p>
              </table:table-cell>
              <table:table-cell office:value-type="float" office:value="0.010176">
                <text:p>0.010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0">
                <text:p>900</text:p>
              </table:table-cell>
              <table:table-cell office:value-type="float" office:value="0.06023">
                <text:p>0.06023</text:p>
              </table:table-cell>
              <table:table-cell office:value-type="float" office:value="0.010818">
                <text:p>0.0108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2">
                <text:p>862</text:p>
              </table:table-cell>
              <table:table-cell office:value-type="float" office:value="0.037179">
                <text:p>0.037179</text:p>
              </table:table-cell>
              <table:table-cell office:value-type="float" office:value="0.009585">
                <text:p>0.0095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1">
                <text:p>921</text:p>
              </table:table-cell>
              <table:table-cell office:value-type="float" office:value="0.036298">
                <text:p>0.036298</text:p>
              </table:table-cell>
              <table:table-cell office:value-type="float" office:value="0.007344">
                <text:p>0.0073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7">
                <text:p>887</text:p>
              </table:table-cell>
              <table:table-cell office:value-type="float" office:value="0.051623">
                <text:p>0.051623</text:p>
              </table:table-cell>
              <table:table-cell office:value-type="float" office:value="0.010098">
                <text:p>0.0100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1">
                <text:p>891</text:p>
              </table:table-cell>
              <table:table-cell office:value-type="float" office:value="0.036299">
                <text:p>0.036299</text:p>
              </table:table-cell>
              <table:table-cell office:value-type="float" office:value="0.00739">
                <text:p>0.007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7">
                <text:p>897</text:p>
              </table:table-cell>
              <table:table-cell office:value-type="float" office:value="0.038361">
                <text:p>0.038361</text:p>
              </table:table-cell>
              <table:table-cell office:value-type="float" office:value="0.009355">
                <text:p>0.009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5">
                <text:p>895</text:p>
              </table:table-cell>
              <table:table-cell office:value-type="float" office:value="0.040515">
                <text:p>0.040515</text:p>
              </table:table-cell>
              <table:table-cell office:value-type="float" office:value="0.009009">
                <text:p>0.0090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5">
                <text:p>905</text:p>
              </table:table-cell>
              <table:table-cell office:value-type="float" office:value="0.043696">
                <text:p>0.043696</text:p>
              </table:table-cell>
              <table:table-cell office:value-type="float" office:value="0.009363">
                <text:p>0.0093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8">
                <text:p>888</text:p>
              </table:table-cell>
              <table:table-cell office:value-type="float" office:value="0.041739">
                <text:p>0.041739</text:p>
              </table:table-cell>
              <table:table-cell office:value-type="float" office:value="0.010466">
                <text:p>0.0104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3">
                <text:p>903</text:p>
              </table:table-cell>
              <table:table-cell office:value-type="float" office:value="0.072388">
                <text:p>0.072388</text:p>
              </table:table-cell>
              <table:table-cell office:value-type="float" office:value="0.010234">
                <text:p>0.0102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8">
                <text:p>888</text:p>
              </table:table-cell>
              <table:table-cell office:value-type="float" office:value="0.05638">
                <text:p>0.05638</text:p>
              </table:table-cell>
              <table:table-cell office:value-type="float" office:value="0.009063">
                <text:p>0.0090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2">
                <text:p>872</text:p>
              </table:table-cell>
              <table:table-cell office:value-type="float" office:value="0.050948">
                <text:p>0.050948</text:p>
              </table:table-cell>
              <table:table-cell office:value-type="float" office:value="0.007953">
                <text:p>0.0079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9">
                <text:p>909</text:p>
              </table:table-cell>
              <table:table-cell office:value-type="float" office:value="0.046762">
                <text:p>0.046762</text:p>
              </table:table-cell>
              <table:table-cell office:value-type="float" office:value="0.009417">
                <text:p>0.0094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7">
                <text:p>897</text:p>
              </table:table-cell>
              <table:table-cell office:value-type="float" office:value="0.045798">
                <text:p>0.045798</text:p>
              </table:table-cell>
              <table:table-cell office:value-type="float" office:value="0.009848">
                <text:p>0.009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4">
                <text:p>884</text:p>
              </table:table-cell>
              <table:table-cell office:value-type="float" office:value="0.031365">
                <text:p>0.031365</text:p>
              </table:table-cell>
              <table:table-cell office:value-type="float" office:value="0.006221">
                <text:p>0.0062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4">
                <text:p>904</text:p>
              </table:table-cell>
              <table:table-cell office:value-type="float" office:value="0.054219">
                <text:p>0.054219</text:p>
              </table:table-cell>
              <table:table-cell office:value-type="float" office:value="0.010411">
                <text:p>0.0104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0">
                <text:p>890</text:p>
              </table:table-cell>
              <table:table-cell office:value-type="float" office:value="0.062659">
                <text:p>0.062659</text:p>
              </table:table-cell>
              <table:table-cell office:value-type="float" office:value="0.009821">
                <text:p>0.0098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5">
                <text:p>895</text:p>
              </table:table-cell>
              <table:table-cell office:value-type="float" office:value="0.039751">
                <text:p>0.039751</text:p>
              </table:table-cell>
              <table:table-cell office:value-type="float" office:value="0.009444">
                <text:p>0.009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0">
                <text:p>880</text:p>
              </table:table-cell>
              <table:table-cell office:value-type="float" office:value="0.081008">
                <text:p>0.081008</text:p>
              </table:table-cell>
              <table:table-cell office:value-type="float" office:value="0.011646">
                <text:p>0.0116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3">
                <text:p>893</text:p>
              </table:table-cell>
              <table:table-cell office:value-type="float" office:value="0.059504">
                <text:p>0.059504</text:p>
              </table:table-cell>
              <table:table-cell office:value-type="float" office:value="0.00695">
                <text:p>0.006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8">
                <text:p>868</text:p>
              </table:table-cell>
              <table:table-cell office:value-type="float" office:value="0.077582">
                <text:p>0.077582</text:p>
              </table:table-cell>
              <table:table-cell office:value-type="float" office:value="0.012281">
                <text:p>0.0122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3">
                <text:p>913</text:p>
              </table:table-cell>
              <table:table-cell office:value-type="float" office:value="0.109029">
                <text:p>0.109029</text:p>
              </table:table-cell>
              <table:table-cell office:value-type="float" office:value="0.013278">
                <text:p>0.0132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1">
                <text:p>881</text:p>
              </table:table-cell>
              <table:table-cell office:value-type="float" office:value="0.114381">
                <text:p>0.114381</text:p>
              </table:table-cell>
              <table:table-cell office:value-type="float" office:value="0.013614">
                <text:p>0.0136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2">
                <text:p>882</text:p>
              </table:table-cell>
              <table:table-cell office:value-type="float" office:value="0.077028">
                <text:p>0.077028</text:p>
              </table:table-cell>
              <table:table-cell office:value-type="float" office:value="0.010935">
                <text:p>0.0109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4">
                <text:p>874</text:p>
              </table:table-cell>
              <table:table-cell office:value-type="float" office:value="0.062863">
                <text:p>0.062863</text:p>
              </table:table-cell>
              <table:table-cell office:value-type="float" office:value="0.009205">
                <text:p>0.009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3">
                <text:p>893</text:p>
              </table:table-cell>
              <table:table-cell office:value-type="float" office:value="0.090433">
                <text:p>0.090433</text:p>
              </table:table-cell>
              <table:table-cell office:value-type="float" office:value="0.010123">
                <text:p>0.0101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9">
                <text:p>879</text:p>
              </table:table-cell>
              <table:table-cell office:value-type="float" office:value="0.056817">
                <text:p>0.056817</text:p>
              </table:table-cell>
              <table:table-cell office:value-type="float" office:value="0.007207">
                <text:p>0.0072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9">
                <text:p>869</text:p>
              </table:table-cell>
              <table:table-cell office:value-type="float" office:value="0.060206">
                <text:p>0.060206</text:p>
              </table:table-cell>
              <table:table-cell office:value-type="float" office:value="0.007848">
                <text:p>0.007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9">
                <text:p>899</text:p>
              </table:table-cell>
              <table:table-cell office:value-type="float" office:value="0.047426">
                <text:p>0.047426</text:p>
              </table:table-cell>
              <table:table-cell office:value-type="float" office:value="0.008253">
                <text:p>0.0082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4">
                <text:p>894</text:p>
              </table:table-cell>
              <table:table-cell office:value-type="float" office:value="0.119393">
                <text:p>0.119393</text:p>
              </table:table-cell>
              <table:table-cell office:value-type="float" office:value="0.012392">
                <text:p>0.012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7">
                <text:p>887</text:p>
              </table:table-cell>
              <table:table-cell office:value-type="float" office:value="0.141922">
                <text:p>0.141922</text:p>
              </table:table-cell>
              <table:table-cell office:value-type="float" office:value="0.014013">
                <text:p>0.014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3">
                <text:p>873</text:p>
              </table:table-cell>
              <table:table-cell office:value-type="float" office:value="0.129239">
                <text:p>0.129239</text:p>
              </table:table-cell>
              <table:table-cell office:value-type="float" office:value="0.011739">
                <text:p>0.0117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8">
                <text:p>868</text:p>
              </table:table-cell>
              <table:table-cell office:value-type="float" office:value="0.121536">
                <text:p>0.121536</text:p>
              </table:table-cell>
              <table:table-cell office:value-type="float" office:value="0.010238">
                <text:p>0.0102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9">
                <text:p>869</text:p>
              </table:table-cell>
              <table:table-cell office:value-type="float" office:value="0.069632">
                <text:p>0.069632</text:p>
              </table:table-cell>
              <table:table-cell office:value-type="float" office:value="0.010015">
                <text:p>0.010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9">
                <text:p>859</text:p>
              </table:table-cell>
              <table:table-cell office:value-type="float" office:value="0.10766">
                <text:p>0.10766</text:p>
              </table:table-cell>
              <table:table-cell office:value-type="float" office:value="0.009811">
                <text:p>0.0098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76">
                <text:p>876</text:p>
              </table:table-cell>
              <table:table-cell office:value-type="float" office:value="0.109495">
                <text:p>0.109495</text:p>
              </table:table-cell>
              <table:table-cell office:value-type="float" office:value="0.012912">
                <text:p>0.0129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3">
                <text:p>893</text:p>
              </table:table-cell>
              <table:table-cell office:value-type="float" office:value="0.079351">
                <text:p>0.079351</text:p>
              </table:table-cell>
              <table:table-cell office:value-type="float" office:value="0.009235">
                <text:p>0.009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1">
                <text:p>861</text:p>
              </table:table-cell>
              <table:table-cell office:value-type="float" office:value="0.074739">
                <text:p>0.0747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96">
                <text:p>896</text:p>
              </table:table-cell>
              <table:table-cell office:value-type="float" office:value="0.087294">
                <text:p>0.087294</text:p>
              </table:table-cell>
              <table:table-cell office:value-type="float" office:value="0.010952">
                <text:p>0.010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5">
                <text:p>885</text:p>
              </table:table-cell>
              <table:table-cell office:value-type="float" office:value="0.094204">
                <text:p>0.094204</text:p>
              </table:table-cell>
              <table:table-cell office:value-type="float" office:value="0.011274">
                <text:p>0.011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7">
                <text:p>907</text:p>
              </table:table-cell>
              <table:table-cell office:value-type="float" office:value="0.08041">
                <text:p>0.08041</text:p>
              </table:table-cell>
              <table:table-cell office:value-type="float" office:value="0.010978">
                <text:p>0.0109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87">
                <text:p>887</text:p>
              </table:table-cell>
              <table:table-cell office:value-type="float" office:value="0.113464">
                <text:p>0.113464</text:p>
              </table:table-cell>
              <table:table-cell office:value-type="float" office:value="0.009409">
                <text:p>0.009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1">
                <text:p>881</text:p>
              </table:table-cell>
              <table:table-cell office:value-type="float" office:value="0.12626">
                <text:p>0.12626</text:p>
              </table:table-cell>
              <table:table-cell office:value-type="float" office:value="0.014366">
                <text:p>0.0143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9">
                <text:p>869</text:p>
              </table:table-cell>
              <table:table-cell office:value-type="float" office:value="0.197331">
                <text:p>0.197331</text:p>
              </table:table-cell>
              <table:table-cell office:value-type="float" office:value="0.017676">
                <text:p>0.017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